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margin-left="0cm" fo:margin-right="0.635cm" fo:text-indent="1.27cm" style:auto-text-indent="false"/>
    </style:style>
    <style:style style:name="P2" style:family="paragraph" style:parent-style-name="Standard">
      <style:paragraph-properties fo:keep-with-next="always"/>
    </style:style>
    <style:style style:name="P3" style:family="paragraph" style:parent-style-name="Standard">
      <style:paragraph-properties fo:margin-left="0cm" fo:margin-right="0cm" fo:text-indent="0cm" style:auto-text-indent="false"/>
      <style:text-properties officeooo:rsid="001c0ef7" officeooo:paragraph-rsid="001c0ef7"/>
    </style:style>
    <style:style style:name="P4" style:family="paragraph" style:parent-style-name="Text_20_body_20_indent">
      <style:paragraph-properties fo:margin-left="0cm" fo:margin-right="0cm" fo:text-indent="0cm" style:auto-text-indent="false"/>
      <style:text-properties fo:font-size="14pt" fo:font-weight="bold" style:font-size-asian="14pt" style:font-weight-asian="bold" style:font-size-complex="14pt"/>
    </style:style>
    <style:style style:name="P5" style:family="paragraph" style:parent-style-name="Heading_20_1" style:master-page-name="Standard">
      <style:paragraph-properties fo:margin-top="0cm" fo:margin-bottom="0cm" loext:contextual-spacing="false" fo:text-align="center" style:justify-single-word="false" style:page-number="1"/>
    </style:style>
    <style:style style:name="P6" style:family="paragraph" style:parent-style-name="Heading_20_1">
      <style:paragraph-properties fo:margin-left="0cm" fo:margin-right="0cm" fo:text-indent="0cm" style:auto-text-indent="false"/>
      <style:text-properties officeooo:rsid="001c0ef7" officeooo:paragraph-rsid="001c0ef7"/>
    </style:style>
    <style:style style:name="P7" style:family="paragraph" style:parent-style-name="Standard" style:list-style-name="WW8Num8"/>
    <style:style style:name="T1" style:family="text">
      <style:text-properties fo:font-style="italic" style:font-style-asian="italic"/>
    </style:style>
    <style:style style:name="T2" style:family="text"/>
    <style:style style:name="fr1" style:family="graphic" style:parent-style-name="OLE">
      <style:graphic-properties fo:margin-left="0cm" fo:margin-right="0cm" style:vertical-pos="top" style:vertical-rel="baseline" fo:padding="0.002cm" fo:border="none" draw:ole-draw-aspect="1" draw:visible-area-top="0cm" draw:visible-area-width="16.59cm" draw:visible-area-height="10.24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Assignment for Module 7 </text:h>
      <text:p text:style-name="Text_20_body_20_indent">The assignment for Module 7 provides practice using the Crow’s Foot notation. I encourage you to use the ER Assistant or Visual Paradigm to complete the problems in module 7. Module 7 contains software demonstrations for both the ER Assistant and Visual Paradigm. </text:p>
      <text:p text:style-name="P4">1. Basic Crow’s Foot Notation Requirements</text:p>
      <text:list xml:id="list701364535" text:style-name="WW8Num8">
        <text:list-item>
          <text:p text:style-name="P7">Create an ERD containing the <text:span text:style-name="T1">TestOrder</text:span> and <text:span text:style-name="T1">Specimen</text:span> entity types and a 1-M relationship from <text:span text:style-name="T1">Specimen </text:span>to <text:span text:style-name="T1">TestOrder</text:span>. For each specimen collected, the database should record a unique <text:span text:style-name="T1">SpecNo</text:span>, <text:span text:style-name="T1">SpecArea</text:span> (vaginal, cervical, or endocervical), and <text:span text:style-name="T1">SpecCollMethod</text:span> (thin prep or sure path). A test order contains a <text:span text:style-name="T1">TONo</text:span> (primary key), <text:span text:style-name="T1">TOTestName</text:span>, <text:span text:style-name="T1">TOTestType</text:span> (HPV, CT/GC, CT, or GC), and <text:span text:style-name="T1">TOTestResult</text:span> (positive, negative, equivocal, or failure). <text:s/>A specimen does not have a test order until a delay, from hours to days. If a test order produces a failure, the specimen is given a new test order and tested again until a non-failure result is obtained. A test order is created for exactly one specimen.</text:p>
        </text:list-item>
        <text:list-item>
          <text:p text:style-name="P7">Augment your ERD from problem 1 with the <text:span text:style-name="T1">Supply</text:span> entity type and an M-N relationship between <text:span text:style-name="T1">TestOrder</text:span> and <text:span text:style-name="T1">Supply</text:span>. Choose a name for the relationship based on your common knowledge of test orders and supplies. A test order can use a collection of supplies (0 or more) and a supply can be used on a collection of test orders (0 or more). The <text:span text:style-name="T1">Supply</text:span> entity type contains <text:span text:style-name="T1">SuppNo</text:span> (primary key), <text:span text:style-name="T1">SuppName</text:span>, <text:span text:style-name="T1">SuppLotNo</text:span>, and <text:span text:style-name="T1">SuppQOH</text:span>.</text:p>
        </text:list-item>
        <text:list-item>
          <text:p text:style-name="P7">Use the M-N equivalence rule to transform the M-N relationship in Problem 2. You should choose appropriate names for the new relationships and entity type.</text:p>
        </text:list-item>
        <text:list-item>
          <text:p text:style-name="P7">For each consistency error in Figure 1, you should identify the consistency rule violated and suggest possible resolutions of the error. The ERD has generic names to help will concentrate on finding diagram errors rather than focusing on the meaning of the diagram</text:p>
        </text:list-item>
      </text:list>
      <text:p text:style-name="Figure_20_Body1"><text:soft-page-break/></text:p>
      <text:p text:style-name="P2"><draw:frame draw:style-name="fr1" draw:name="Object1" text:anchor-type="as-char" svg:width="14.997cm" svg:height="9.257cm" draw:z-index="0"><draw:object-ole xlink:href="./Object 1" xlink:type="simple" xlink:show="embed" xlink:actuate="onLoad"/><draw:image xlink:href="./ObjectReplacements/Object 1" xlink:type="simple" xlink:show="embed" xlink:actuate="onLoad"/></draw:frame></text:p>
      <text:p text:style-name="Figure_20_Body1">Figure 1: ERD<text:alphabetical-index-mark text:string-value="ERD"/> for Problem 4</text:p>
      <text:h text:style-name="P6" text:outline-level="1"/>
      <text:p text:style-name="P3">1. Duplicate attributes in Entity 2.</text:p>
      <text:p text:style-name="P3">2. Redundant Foreign keys in Entity 2</text:p>
      <text:p text:style-name="P3">3. Identifying relationship rule violation (Rel 6)</text:p>
      <text:p text:style-name="P3">4. Duplicate relationship names (Rel6)</text:p>
      <text:p text:style-name="P3">5. Identification dependency cardinality rule violation (Rel 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200%" fo:orphans="2" fo:widows="2" fo:text-indent="1.27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style style:name="Text_20_body_20_indent" style:display-name="Text body indent" style:family="paragraph" style:parent-style-name="Standard" style:class="text"/>
    <style:style style:name="Normal_20__28_Web_29_" style:display-name="Normal (Web)" style:family="paragraph" style:parent-style-name="Standard">
      <style:paragraph-properties fo:margin-left="0cm" fo:margin-right="0cm" fo:margin-top="0.176cm" fo:margin-bottom="0.176cm" loext:contextual-spacing="false" fo:line-height="100%" fo:text-indent="0cm" style:auto-text-indent="false"/>
      <style:text-properties style:font-size-complex="12pt"/>
    </style:style>
    <style:style style:name="Document_20_Map" style:display-name="Document Map"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Figure_20_Body1" style:display-name="Figure Body1" style:family="paragraph" style:parent-style-name="Standard">
      <style:paragraph-properties fo:margin-left="0cm" fo:margin-right="0cm" fo:margin-top="0cm" fo:margin-bottom="0.212cm" loext:contextual-spacing="false" fo:line-height="100%" fo:text-align="center" style:justify-single-word="false" fo:text-indent="0cm" style:auto-text-indent="false" fo:keep-with-next="always"/>
      <style:text-properties fo:language="en" fo:country="IN" style:language-asian="en" style:country-asian="IN"/>
    </style:style>
    <style:style style:name="Comment_20_Text" style:display-name="Comment Text" style:family="paragraph" style:parent-style-name="Standard">
      <style:paragraph-properties fo:margin-left="0cm" fo:margin-right="0cm" fo:line-height="100%" fo:text-indent="0cm" style:auto-text-indent="false"/>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St3z0" style:family="text"/>
    <style:style style:name="WW8NumSt3z1" style:family="text"/>
    <style:style style:name="WW8NumSt3z2" style:family="text"/>
    <style:style style:name="WW8NumSt3z3" style:family="text"/>
    <style:style style:name="WW8NumSt3z4" style:family="text"/>
    <style:style style:name="WW8NumSt3z5" style:family="text"/>
    <style:style style:name="WW8NumSt3z6" style:family="text"/>
    <style:style style:name="WW8NumSt3z7" style:family="text"/>
    <style:style style:name="WW8NumSt3z8" style:family="text"/>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Comment_20_Reference" style:display-name="Comment Reference" style:family="text">
      <style:text-properties fo:font-size="8pt" style:font-size-asian="8pt"/>
    </style:style>
    <style:style style:name="Comment_20_Text_20_Char" style:display-name="Comment Text Char" style:family="text" style:parent-style-name="Default_20_Paragraph_20_Font"/>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fixed"/>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fixed"/>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text:start-value="20">
        <style:list-level-properties text:list-level-position-and-space-mode="label-alignment">
          <style:list-level-label-alignment text:label-followed-by="listtab" fo:text-indent="-0.635cm" fo:margin-left="0.635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text:start-value="1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text:start-value="31">
        <style:list-level-properties text:list-level-position-and-space-mode="label-alignment">
          <style:list-level-label-alignment text:label-followed-by="listtab"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1.27cm" style:auto-text-indent="false"/>
    </style:style>
    <style:style style:name="MT1" style:family="text"/>
    <style:page-layout style:name="Mpm1">
      <style:page-layout-properties fo:page-width="21.59cm" fo:page-height="27.94cm" style:num-format="1" style:print-orientation="portrait" fo:margin-top="1.27cm" fo:margin-bottom="1.27cm" fo:margin-left="3.175cm" fo:margin-right="1.90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date-style style:name="N112">
      <number:day/>
      <number:text>/</number:text>
      <number:month/>
      <number:text>/</number:text>
      <number:year number:style="long"/>
    </number:date-style>
  </office:automatic-styles>
  <office:master-styles>
    <style:master-page style:name="Standard" style:page-layout-name="Mpm1">
      <style:header>
        <text:p text:style-name="Header"><text:date style:data-style-name="N112" text:date-value="2020-04-28T22:54:34.992697988">4/28/2020</text:date><text:tab/>Assignment for Module 7<text:tab/>Page <text:span text:style-name="Page_20_Number"><text:page-number text:select-page="current">2</text:page-number></text:span></text:p>
      </style:header>
      <style:header-first>
        <text:p text:style-name="Header"/>
      </style:header-first>
      <style:footer>
        <text:p text:style-name="MP1"/>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ssignment 2</dc:title>
    <meta:initial-creator>Michael Mannino</meta:initial-creator>
    <meta:creation-date>1998-01-23T03:35:00</meta:creation-date>
    <dc:date>2019-07-31T11:47:17.997727999</dc:date>
    <meta:print-date>2015-08-24T14:44:00</meta:print-date>
    <meta:editing-cycles>164</meta:editing-cycles>
    <meta:editing-duration>PT7H36M16S</meta:editing-duration>
    <meta:generator>LibreOffice/6.0.7.3$Linux_X86_64 LibreOffice_project/00m0$Build-3</meta:generator>
    <meta:document-statistic meta:table-count="0" meta:image-count="0" meta:object-count="1" meta:page-count="2" meta:paragraph-count="15" meta:word-count="356" meta:character-count="2161" meta:non-whitespace-character-count="1820"/>
  </office:meta>
</office:document-meta>
</file>